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Liberation Sans', 'DejaVu Sans', sans-serif"/>
    <style:font-face style:name="Lohit Devanagari1" svg:font-family="'Lohit Devanagari'"/>
    <style:font-face style:name="OpenSymbol" svg:font-family="OpenSymbol"/>
    <style:font-face style:name="calibri" svg:font-family="calibri, taho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left" fo:background-color="#ffffff">
        <style:background-image/>
      </style:table-properties>
    </style:style>
    <style:style style:name="Table1.A" style:family="table-column">
      <style:table-column-properties style:column-width="0.4583in"/>
    </style:style>
    <style:style style:name="Table1.B" style:family="table-column">
      <style:table-column-properties style:column-width="6.4667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194in" fo:border="none">
        <style:background-image/>
      </style:table-cell-properties>
    </style:style>
    <style:style style:name="P1" style:family="paragraph" style:parent-style-name="Footer">
      <style:text-properties fo:color="#0000ff" style:font-weight-asian="normal"/>
    </style:style>
    <style:style style:name="P2" style:family="paragraph" style:parent-style-name="Standard">
      <style:text-properties fo:color="#0000ff" style:font-name="Liberation Sans"/>
    </style:style>
    <style:style style:name="P3" style:family="paragraph" style:parent-style-name="Standard">
      <style:text-properties fo:color="#0000ff" style:font-name="Liberation Sans" style:text-underline-style="none" fo:font-weight="bold" style:font-weight-asian="bold" style:font-weight-complex="bold"/>
    </style:style>
    <style:style style:name="P4" style:family="paragraph" style:parent-style-name="Text_20_body">
      <style:text-properties fo:font-variant="normal" fo:text-transform="none" fo:color="#444444" style:font-name="Arial" fo:font-size="9.75pt" fo:letter-spacing="normal" fo:font-style="normal" fo:font-weight="normal"/>
    </style:style>
    <style:style style:name="P5" style:family="paragraph" style:parent-style-name="Text_20_body">
      <style:text-properties fo:font-variant="normal" fo:text-transform="none" fo:color="#444444" style:font-name="Arial" fo:font-size="10.5pt" fo:letter-spacing="normal" fo:font-style="normal" fo:font-weight="normal"/>
    </style:style>
    <style:style style:name="P6" style:family="paragraph" style:parent-style-name="Text_20_body">
      <style:text-properties fo:font-variant="normal" fo:text-transform="none" fo:color="#000000" style:font-name="Arial" fo:font-size="10.5pt" fo:letter-spacing="normal" fo:font-style="normal" fo:font-weight="normal" fo:background-color="#ffffff"/>
    </style:style>
    <style:style style:name="P7" style:family="paragraph" style:parent-style-name="Text_20_body">
      <style:text-properties fo:font-variant="normal" fo:text-transform="none" fo:color="#333333" style:font-name="calibri" fo:font-size="12pt" fo:letter-spacing="normal" fo:font-style="normal" fo:font-weight="normal"/>
    </style:style>
    <style:style style:name="P8" style:family="paragraph" style:parent-style-name="Text_20_body">
      <style:paragraph-properties fo:margin-left="0in" fo:margin-right="0.052in" fo:text-indent="0in" style:auto-text-indent="false"/>
    </style:style>
    <style:style style:name="P9" style:family="paragraph" style:parent-style-name="Text_20_body">
      <style:paragraph-properties fo:margin-left="0in" fo:margin-right="0.052in" fo:margin-top="0in" fo:margin-bottom="0.0835in" style:line-height-at-least="0.1874in" fo:text-align="start" style:justify-single-word="false" fo:orphans="2" fo:widows="2" fo:text-indent="0in" style:auto-text-indent="false" fo:background-color="transparent" fo:padding="0in" fo:border="none">
        <style:background-image/>
      </style:paragraph-properties>
      <style:text-properties fo:font-variant="normal" fo:text-transform="none" fo:color="#000000" style:font-name="Arial" fo:font-size="10.5pt" fo:letter-spacing="normal" fo:font-style="normal" fo:font-weight="normal" fo:background-color="#ffffff"/>
    </style:style>
    <style:style style:name="P10" style:family="paragraph" style:parent-style-name="Table_20_Contents">
      <style:paragraph-properties fo:margin-left="0in" fo:margin-right="0.052in" fo:margin-top="0in" fo:margin-bottom="0in" style:line-height-at-least="0.1874in" fo:text-indent="0in" style:auto-text-indent="false" fo:background-color="transparent" fo:padding="0in" fo:border="none">
        <style:background-image/>
      </style:paragraph-properties>
      <style:text-properties fo:font-size="10.5pt" fo:background-color="transparent"/>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style:line-height-at-least="0.2291in" fo:orphans="2" fo:widows="2" fo:text-indent="0in" style:auto-text-indent="false"/>
      <style:text-properties fo:font-variant="normal" fo:text-transform="none" fo:color="#333333" style:font-name="calibri" fo:font-size="12pt" fo:letter-spacing="normal" fo:font-style="normal" fo:font-weight="normal"/>
    </style:style>
    <style:style style:name="P13" style:family="paragraph" style:parent-style-name="Text_20_body">
      <style:paragraph-properties fo:margin-left="0in" fo:margin-right="0in" style:line-height-at-least="0.2083in" fo:orphans="2" fo:widows="2" fo:text-indent="0in" style:auto-text-indent="false"/>
    </style:style>
    <style:style style:name="P14" style:family="paragraph" style:parent-style-name="Text_20_body">
      <style:paragraph-properties fo:margin-left="0in" fo:margin-right="0in" style:line-height-at-least="0.2291in" fo:orphans="2" fo:widows="2" fo:text-indent="0in" style:auto-text-indent="false"/>
    </style:style>
    <style:style style:name="P15" style:family="paragraph" style:parent-style-name="Text_20_body">
      <style:paragraph-properties fo:margin-left="0in" fo:margin-right="0in" fo:margin-top="0in" fo:margin-bottom="0.0835in" style:line-height-at-least="0.1874in" fo:text-align="start" style:justify-single-word="false" fo:orphans="2" fo:widows="2" fo:text-indent="0in" style:auto-text-indent="false" fo:background-color="#ffffff" fo:padding="0in" fo:border="none">
        <style:background-image/>
      </style:paragraph-properties>
      <style:text-properties fo:font-variant="normal" fo:text-transform="none" fo:color="#000000" style:font-name="Arial" fo:font-size="10.5pt" fo:letter-spacing="normal" fo:font-style="normal" fo:font-weight="normal"/>
    </style:style>
    <style:style style:name="P16" style:family="paragraph" style:parent-style-name="Table_20_Contents">
      <style:paragraph-properties fo:margin-left="0in" fo:margin-right="0in" fo:margin-top="0in" fo:margin-bottom="0in" fo:text-align="center" style:justify-single-word="false" fo:text-indent="0in" style:auto-text-indent="false" fo:padding="0in" fo:border="none"/>
      <style:text-properties fo:font-size="9.75pt" fo:background-color="transparent"/>
    </style:style>
    <style:style style:name="P17" style:family="paragraph" style:parent-style-name="Quotations">
      <style:paragraph-properties fo:margin-left="0in" fo:margin-right="0in" style:line-height-at-least="0.2083in" fo:orphans="2" fo:widows="2" fo:text-indent="0in" style:auto-text-indent="false" fo:background-color="#ffffff" fo:padding="0in" fo:border="none">
        <style:background-image/>
      </style:paragraph-properties>
    </style:style>
    <style:style style:name="P18" style:family="paragraph" style:parent-style-name="Text_20_body">
      <style:paragraph-properties fo:margin-left="0.4925in" fo:margin-right="0in" fo:text-indent="0in" style:auto-text-indent="false"/>
    </style:style>
    <style:style style:name="P19" style:family="paragraph" style:parent-style-name="Standard">
      <style:paragraph-properties fo:margin-left="0.4925in" fo:margin-right="0in" fo:text-indent="0in" style:auto-text-indent="false"/>
    </style:style>
    <style:style style:name="P20" style:family="paragraph" style:parent-style-name="Text_20_body">
      <style:paragraph-properties fo:margin-left="1.4772in" fo:margin-right="0in" fo:text-indent="0in" style:auto-text-indent="false"/>
      <style:text-properties fo:color="#0000ff" fo:font-size="10.5pt" style:font-size-asian="10.5pt" style:font-size-complex="10.5pt"/>
    </style:style>
    <style:style style:name="P21" style:family="paragraph" style:parent-style-name="Text_20_body">
      <style:paragraph-properties fo:margin-left="1.4772in" fo:margin-right="0in" fo:text-indent="0in" style:auto-text-indent="false"/>
      <style:text-properties fo:font-variant="normal" fo:text-transform="none" fo:color="#444444" style:font-name="Arial" fo:font-size="9.75pt" fo:letter-spacing="normal" fo:font-style="normal" fo:font-weight="normal"/>
    </style:style>
    <style:style style:name="P22" style:family="paragraph" style:parent-style-name="Text_20_body">
      <style:paragraph-properties fo:margin-left="1.4772in" fo:margin-right="0in" fo:text-indent="0in" style:auto-text-indent="false"/>
      <style:text-properties fo:font-variant="normal" fo:text-transform="none" fo:color="#444444" style:font-name="Arial" fo:font-size="9.75pt" fo:letter-spacing="normal" fo:font-style="normal" fo:font-weight="normal" style:font-size-asian="10.5pt" style:font-size-complex="10.5pt"/>
    </style:style>
    <style:style style:name="P23" style:family="paragraph" style:parent-style-name="Standard">
      <style:paragraph-properties fo:margin-left="1.4772in" fo:margin-right="0in" fo:text-indent="0in" style:auto-text-indent="false"/>
      <style:text-properties fo:color="#0000ff" style:font-name="Liberation Sans" fo:font-size="10.5pt" style:text-underline-style="none" fo:font-weight="normal" style:font-size-asian="10.5pt" style:font-weight-asian="normal" style:font-size-complex="10.5pt" style:font-weight-complex="normal"/>
    </style:style>
    <style:style style:name="P24" style:family="paragraph" style:parent-style-name="Subtitle">
      <style:text-properties fo:font-size="11pt" style:font-size-asian="11pt" style:font-size-complex="11pt"/>
    </style:style>
    <style:style style:name="P25" style:family="paragraph" style:parent-style-name="Standard">
      <style:paragraph-properties fo:break-before="page"/>
      <style:text-properties fo:color="#0000ff" style:font-name="Liberation Sans"/>
    </style:style>
    <style:style style:name="P26" style:family="paragraph" style:parent-style-name="Text_20_body">
      <style:paragraph-properties fo:margin-left="1.4772in" fo:margin-right="0in" fo:text-indent="0in" style:auto-text-indent="false"/>
      <style:text-properties fo:color="#0000ff" style:font-name="Liberation Sans" fo:font-size="10.5pt" style:font-size-asian="10.5pt" style:font-size-complex="10.5pt"/>
    </style:style>
    <style:style style:name="P27" style:family="paragraph" style:parent-style-name="Text_20_body">
      <style:text-properties fo:font-variant="normal" fo:text-transform="none" fo:color="#444444" style:font-name="Arial" fo:font-size="11pt" fo:letter-spacing="normal" fo:font-style="normal" fo:font-weight="normal" style:font-size-asian="11pt" style:font-size-complex="11pt"/>
    </style:style>
    <style:style style:name="P28" style:family="paragraph" style:parent-style-name="Text_20_body">
      <style:text-properties fo:font-variant="normal" fo:text-transform="none" fo:color="#444444" style:font-name="Arial" fo:font-size="9.75pt" fo:letter-spacing="normal" fo:font-style="normal" fo:font-weight="normal" style:font-size-asian="11pt" style:font-size-complex="11pt"/>
    </style:style>
    <style:style style:name="P29" style:family="paragraph" style:parent-style-name="Text_20_body">
      <style:text-properties fo:font-variant="normal" fo:text-transform="none" fo:color="#000000" style:font-name="Arial" fo:font-size="10.5pt" fo:letter-spacing="normal" fo:font-style="normal" fo:font-weight="normal" style:font-size-asian="11pt" style:font-size-complex="11pt"/>
    </style:style>
    <style:style style:name="P30" style:family="paragraph" style:parent-style-name="Text_20_body">
      <style:text-properties fo:font-variant="normal" fo:text-transform="none" fo:color="#333333" style:font-name="calibri" fo:font-size="12pt" fo:letter-spacing="normal" fo:font-style="normal" fo:font-weight="normal"/>
    </style:style>
    <style:style style:name="P31" style:family="paragraph" style:parent-style-name="Text_20_body" style:list-style-name="L2">
      <style:paragraph-properties style:line-height-at-least="0.2083in" fo:orphans="2" fo:widows="2"/>
    </style:style>
    <style:style style:name="P32" style:family="paragraph" style:parent-style-name="Text_20_body">
      <style:paragraph-properties fo:margin-left="0in" fo:margin-right="0.052in" fo:text-indent="0in" style:auto-text-indent="false"/>
      <style:text-properties fo:font-variant="normal" fo:text-transform="none" fo:color="#000000" style:font-name="Arial" fo:font-size="10.5pt" fo:letter-spacing="normal" fo:font-style="normal" fo:font-weight="normal" style:font-size-asian="11pt" style:font-size-complex="11pt"/>
    </style:style>
    <style:style style:name="P33" style:family="paragraph" style:parent-style-name="Text_20_body" style:list-style-name="L2">
      <style:paragraph-properties fo:margin-left="0in" fo:margin-right="0in" fo:margin-top="0in" fo:margin-bottom="0in" style:line-height-at-least="0.2083in" fo:orphans="2" fo:widows="2" fo:text-indent="0in" style:auto-text-indent="false"/>
    </style:style>
    <style:style style:name="P34" style:family="paragraph" style:parent-style-name="Text_20_body">
      <style:paragraph-properties fo:margin-left="0in" fo:margin-right="0in" fo:text-indent="0in" style:auto-text-indent="false"/>
      <style:text-properties fo:font-variant="normal" fo:text-transform="none" fo:color="#333333" style:font-name="calibri" fo:font-size="12pt" fo:letter-spacing="normal" fo:font-style="normal" fo:font-weight="normal"/>
    </style:style>
    <style:style style:name="P35" style:family="paragraph" style:parent-style-name="Text_20_body">
      <style:paragraph-properties fo:margin-left="0in" fo:margin-right="0in" style:line-height-at-least="0.2291in" fo:orphans="2" fo:widows="2" fo:text-indent="0in" style:auto-text-indent="false"/>
      <style:text-properties fo:font-variant="normal" fo:text-transform="none" fo:color="#333333" style:font-name="calibri" fo:font-size="12pt" fo:letter-spacing="normal" fo:font-style="normal" fo:font-weight="normal"/>
    </style:style>
    <style:style style:name="P36" style:family="paragraph" style:parent-style-name="Quotations">
      <style:text-properties fo:font-variant="normal" fo:text-transform="none" fo:color="#000000" style:font-name="Arial" fo:font-size="10.5pt" fo:letter-spacing="normal" fo:font-style="normal" fo:font-weight="normal" style:font-size-asian="11pt" style:font-size-complex="11pt"/>
    </style:style>
    <style:style style:name="P37" style:family="paragraph" style:parent-style-name="Standard" style:list-style-name="L1">
      <style:text-properties fo:color="#0000ff" style:font-name="Liberation Sans" fo:font-size="10.5pt" style:text-underline-style="none" fo:font-weight="bold" style:font-size-asian="10.5pt" style:font-weight-asian="bold" style:font-size-complex="10.5pt" style:font-weight-complex="bold"/>
    </style:style>
    <style:style style:name="P38" style:family="paragraph" style:parent-style-name="Standard" style:list-style-name="L1">
      <style:paragraph-properties fo:margin-left="1.4772in" fo:margin-right="0in" fo:text-indent="-0.25in" style:auto-text-indent="false"/>
      <style:text-properties fo:color="#0000ff" style:font-name="Liberation Sans" fo:font-size="10.5pt" style:text-underline-style="none" fo:font-weight="normal" style:font-size-asian="10.5pt" style:font-weight-asian="normal" style:font-size-complex="10.5pt" style:font-weight-complex="normal"/>
    </style:style>
    <style:style style:name="P39" style:family="paragraph" style:parent-style-name="Standard" style:list-style-name="L1">
      <style:paragraph-properties fo:margin-left="1.4772in" fo:margin-right="0in" fo:text-indent="-0.25in" style:auto-text-indent="false"/>
      <style:text-properties fo:color="#0000ff" style:font-name="Liberation Sans" fo:font-size="10.5pt" style:text-underline-style="none" fo:font-weight="bold" style:font-size-asian="10.5pt" style:font-weight-asian="bold" style:font-size-complex="10.5pt" style:font-weight-complex="bold"/>
    </style:style>
    <style:style style:name="P40" style:family="paragraph" style:parent-style-name="Standard">
      <style:paragraph-properties fo:margin-left="0.4925in" fo:margin-right="0in" fo:text-indent="0in" style:auto-text-indent="false"/>
      <style:text-properties fo:font-variant="normal" fo:text-transform="none" fo:color="#333333" style:font-name="calibri" fo:font-size="12pt" fo:letter-spacing="normal" fo:font-style="normal" fo:font-weight="normal"/>
    </style:style>
    <style:style style:name="T1" style:family="text">
      <style:text-properties fo:font-size="9pt" fo:font-weight="bold" style:font-size-asian="9pt" style:font-size-complex="9pt" style:font-weight-complex="bold"/>
    </style:style>
    <style:style style:name="T2" style:family="text">
      <style:text-properties fo:color="#808185" fo:font-size="23.25pt" fo:font-weight="bold"/>
    </style:style>
    <style:style style:name="T3" style:family="text">
      <style:text-properties fo:color="#808185" fo:font-size="0.75pt" fo:font-weight="bold"/>
    </style:style>
    <style:style style:name="T4" style:family="text">
      <style:text-properties fo:color="#0077cc" style:text-line-through-style="none" fo:font-size="0.75pt" style:text-underline-style="none" style:text-blinking="false"/>
    </style:style>
    <style:style style:name="T5" style:family="text">
      <style:text-properties fo:font-size="9.75pt" style:font-size-asian="11pt" style:font-size-complex="11pt"/>
    </style:style>
    <style:style style:name="T6" style:family="text">
      <style:text-properties fo:font-size="11pt" style:font-size-asian="11pt" style:font-size-complex="11pt"/>
    </style:style>
    <style:style style:name="T7" style:family="text">
      <style:text-properties fo:font-variant="normal" fo:text-transform="none" fo:color="#444444" style:font-name="Arial" fo:font-size="11pt" fo:letter-spacing="normal" fo:font-style="normal" fo:font-weight="normal" style:font-size-asian="11pt" style:font-size-complex="11pt"/>
    </style:style>
    <style:style style:name="T8" style:family="text">
      <style:text-properties fo:font-variant="normal" fo:text-transform="none" fo:color="#000000" style:font-name="Arial" fo:font-size="10.5pt" fo:letter-spacing="normal" fo:font-style="normal" fo:font-weight="normal" style:font-size-asian="11pt" style:font-size-complex="11pt"/>
    </style:style>
    <style:style style:name="T9" style:family="text">
      <style:text-properties fo:font-variant="normal" fo:text-transform="none" fo:color="#0077cc" style:text-line-through-style="none" style:font-name="Arial" fo:font-size="10.5pt" fo:letter-spacing="normal" fo:font-style="normal" style:text-underline-style="none" fo:font-weight="normal" style:text-blinking="false" fo:background-color="#ffffff" style:font-size-asian="11pt" style:font-size-complex="11pt"/>
    </style:style>
    <style:style style:name="T10" style:family="text">
      <style:text-properties fo:font-variant="normal" fo:text-transform="none" fo:color="#333333" style:font-name="calibri" fo:font-size="12pt" fo:letter-spacing="normal" fo:font-style="normal" fo:font-weight="normal"/>
    </style:style>
    <style:style style:name="T11" style:family="text">
      <style:text-properties fo:font-variant="normal" fo:text-transform="none" fo:color="#333333" style:font-name="calibri" fo:font-size="12pt" fo:letter-spacing="normal" fo:font-style="normal" fo:font-weight="normal" fo:background-color="#ffffff" style:font-size-asian="11pt" style:font-size-complex="11pt"/>
    </style:style>
    <style:style style:name="T12" style:family="text">
      <style:text-properties fo:font-variant="normal" fo:text-transform="none" fo:color="#333333" style:font-name="calibri" fo:font-size="12pt" fo:letter-spacing="normal" fo:font-style="normal" fo:font-weight="bold"/>
    </style:style>
    <style:style style:name="T13" style:family="text">
      <style:text-properties fo:font-variant="normal" fo:text-transform="none" fo:color="#333333" style:font-name="calibri" fo:font-size="12pt" fo:letter-spacing="normal" fo:font-style="italic" fo:font-weight="normal"/>
    </style:style>
    <style:style style:name="T14" style:family="text">
      <style:text-properties fo:font-variant="normal" fo:text-transform="none" fo:color="#333333" style:font-name="calibri" fo:font-size="12pt" fo:letter-spacing="normal" fo:font-style="italic" fo:font-weight="normal" fo:background-color="#ffffff" style:font-size-asian="11pt" style:font-size-complex="11pt"/>
    </style:style>
    <style:style style:name="T15" style:family="text">
      <style:text-properties fo:font-variant="normal" fo:text-transform="none" fo:color="#0066cc" style:text-line-through-style="none" style:font-name="calibri" fo:font-size="12pt" fo:letter-spacing="normal" fo:font-style="normal" style:text-underline-style="none" fo:font-weight="normal" style:text-blinking="false"/>
    </style:style>
    <style:style style:name="T16" style:family="text">
      <style:text-properties fo:font-variant="normal" fo:text-transform="none" fo:color="#0066cc" style:text-line-through-style="none" style:font-name="calibri" fo:font-size="12pt" fo:letter-spacing="normal" fo:font-style="normal" style:text-underline-style="none" fo:font-weight="normal" style:text-blinking="false" fo:background-color="#ffffff" style:font-size-asian="11pt" style:font-size-complex="11pt"/>
    </style:style>
    <style:style style:name="T17" style:family="text">
      <style:text-properties fo:font-variant="normal" fo:text-transform="none" fo:color="#114477" style:font-name="calibri" fo:font-size="12pt" fo:letter-spacing="normal" fo:font-style="normal" style:text-underline-style="solid" style:text-underline-width="auto" style:text-underline-color="font-color" fo:font-weight="normal" fo:background-color="#ffffff" style:font-size-asian="11pt" style:font-size-complex="11pt"/>
    </style:style>
    <style:style style:name="T18" style:family="text">
      <style:text-properties fo:font-variant="normal" fo:text-transform="none" fo:color="#0000ff" style:font-name="Liberation Sans" fo:font-size="10.5pt" fo:letter-spacing="normal" fo:font-style="normal" fo:font-weight="normal" fo:background-color="#ffffff" style:font-size-asian="10.5pt" style:font-size-complex="10.5pt"/>
    </style:style>
    <style:style style:name="T19" style:family="text">
      <style:text-properties fo:color="#444444" fo:font-size="11pt" style:font-size-asian="11pt" style:font-size-complex="11pt"/>
    </style:style>
    <style:style style:name="T20" style:family="text">
      <style:text-properties fo:color="#000000" fo:font-size="10.5pt"/>
    </style:style>
    <style:style style:name="T21" style:family="text">
      <style:text-properties fo:color="#000000" fo:font-size="10.5pt" style:font-size-asian="11pt" style:font-size-complex="11pt"/>
    </style:style>
    <style:style style:name="T22" style:family="text">
      <style:text-properties fo:color="#000000" fo:font-size="10.5pt" fo:font-weight="bold" fo:background-color="#ffffff" style:font-size-asian="11pt" style:font-size-complex="11pt"/>
    </style:style>
    <style:style style:name="T23" style:family="text">
      <style:text-properties fo:color="#000000" fo:font-size="10.5pt" fo:font-weight="normal" fo:background-color="#ffffff" style:font-size-asian="11pt" style:font-size-complex="11pt"/>
    </style:style>
    <style:style style:name="T24" style:family="text">
      <style:text-properties fo:color="#000000" fo:font-size="10.5pt" fo:font-style="italic" fo:font-weight="bold" fo:background-color="transparent" style:font-size-asian="11pt" style:font-size-complex="11pt"/>
    </style:style>
    <style:style style:name="T25" style:family="text">
      <style:text-properties fo:color="#000000" fo:font-size="10.5pt" fo:font-style="italic" fo:font-weight="normal" fo:background-color="#ffffff" style:font-size-asian="11pt" style:font-size-complex="11pt"/>
    </style:style>
    <style:style style:name="T26" style:family="text">
      <style:text-properties fo:color="#333333" style:font-name="calibri" fo:font-size="12pt" fo:font-weight="normal" fo:background-color="#ffffff" style:font-size-asian="11pt" style:font-size-complex="11pt"/>
    </style:style>
    <style:style style:name="T27" style:family="text">
      <style:text-properties fo:color="#0066cc" style:text-line-through-style="none" style:font-name="calibri" fo:font-size="12pt" style:text-underline-style="none" fo:font-weight="normal" style:text-blinking="false" fo:background-color="#ffffff" style:font-size-asian="11pt" style:font-size-complex="11pt"/>
    </style:style>
    <style:style style:name="T28" style:family="text">
      <style:text-properties fo:color="#0000ff" style:font-name="Liberation Sans" fo:font-size="10.5pt" fo:font-weight="bold" fo:background-color="#ffffff" style:font-size-asian="10.5pt" style:font-size-complex="10.5pt"/>
    </style:style>
    <style:style style:name="T29" style:family="text">
      <style:text-properties fo:color="#0000ff" style:font-name="Liberation Sans" fo:font-size="10.5pt" fo:font-weight="normal" fo:background-color="#ffffff"/>
    </style:style>
    <style:style style:name="T30" style:family="text">
      <style:text-properties fo:color="#0000ff" style:font-name="Liberation Sans" fo:font-size="10.5pt" fo:font-weight="normal" fo:background-color="#ffffff" style:font-size-asian="10.5pt" style:font-size-complex="10.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2<text:tab/>A Comment About A Popular Programming Paridgm</text:p>
      <text:p text:style-name="P3"/>
      <text:list xml:id="list749830896" text:style-name="L1">
        <text:list-item>
          <text:list>
            <text:list-item>
              <text:list>
                <text:list-item>
                  <text:p text:style-name="P37">What is a Design Pattern?</text:p>
                </text:list-item>
              </text:list>
            </text:list-item>
          </text:list>
        </text:list-item>
      </text:list>
      <text:p text:style-name="P26">A Design Pattern is a general reusable solution to a commonly occurring problem in software design. It is not a finished design that can be transformed directly into code. It is a description or template for how to solve a problem. <text:s/></text:p>
      <text:p text:style-name="P22"><text:span text:style-name="Strong_20_Emphasis"><text:span text:style-name="T29"/></text:span></text:p>
      <text:p text:style-name="P22"><text:span text:style-name="Strong_20_Emphasis"><text:span text:style-name="T29">Design Patterns aren't a plug-play-done solution for programming. They are a guideline from which to start coding.</text:span></text:span></text:p>
      <text:p text:style-name="P21"><text:span text:style-name="Strong_20_Emphasis"><text:span text:style-name="T28"/></text:span></text:p>
      <text:p text:style-name="P21"><text:span text:style-name="Strong_20_Emphasis"><text:span text:style-name="T28"/></text:span></text:p>
      <text:p text:style-name="P21"><text:span text:style-name="Strong_20_Emphasis"><text:span text:style-name="T28">I</text:span></text:span><text:span text:style-name="Strong_20_Emphasis"><text:span text:style-name="T30">f a pattern is introduced for the pattern's sake and not to solve a real, existing design problem in the application, it's likely to cause issues rather than solve or prevent them.</text:span></text:span></text:p>
      <text:p text:style-name="P22"><text:span text:style-name="Strong_20_Emphasis"><text:span text:style-name="T18"/></text:span></text:p>
      <text:p text:style-name="P20"/>
      <text:p text:style-name="P20">In a nutshell patterns are just formalized ways of solving common tasks in various languages. As such there were "design patterns" even before someone coined the term. For every language there are "best practices" and design patterns are really just that - a set of best practices for problems that occur on a regular basis.</text:p>
      <text:p text:style-name="P20">One of the main benefits of labeling the patterns is that the shared terminology allows us to talk about abstract concepts.</text:p>
      <text:p text:style-name="P20">Obviously design patterns can be misapplied or overused in any given context, but I really fail to see how design patterns as a concept can be a problem.</text:p>
      <text:p text:style-name="P20"/>
      <text:list xml:id="list792399865" text:continue-numbering="true" text:style-name="L1">
        <text:list-item>
          <text:list>
            <text:list-item>
              <text:list>
                <text:list-item>
                  <text:p text:style-name="P37">What is good about Design Patterns</text:p>
                  <text:p text:style-name="P38">X</text:p>
                  <text:p text:style-name="P38">x</text:p>
                  <text:p text:style-name="P38"/>
                </text:list-item>
                <text:list-item>
                  <text:p text:style-name="P37">What is bad about Design Patterns</text:p>
                  <text:p text:style-name="P38">X</text:p>
                  <text:p text:style-name="P38">x</text:p>
                  <text:p text:style-name="P38"/>
                </text:list-item>
                <text:list-item>
                  <text:p text:style-name="P37">Why we won't stress the use of formal Design Patterns</text:p>
                </text:list-item>
              </text:list>
            </text:list-item>
          </text:list>
        </text:list-item>
      </text:list>
      <text:p text:style-name="P23">X</text:p>
      <text:p text:style-name="P23">x</text:p>
      <text:p text:style-name="P23"/>
      <text:list xml:id="list871625098" text:continue-numbering="true" text:style-name="L1">
        <text:list-item>
          <text:list>
            <text:list-item>
              <text:list>
                <text:list-item>
                  <text:p text:style-name="P37"/>
                  <text:p text:style-name="P39"/>
                </text:list-item>
              </text:list>
            </text:list-item>
          </text:list>
        </text:list-item>
      </text:list>
      <text:p text:style-name="P2"/>
      <text:p text:style-name="P25"/>
      <text:p text:style-name="P24"/>
      <table:table table:name="Table1" table:style-name="Table1">
        <table:table-column table:style-name="Table1.A"/>
        <table:table-column table:style-name="Table1.B"/>
        <table:table-row table:style-name="Table1.1">
          <table:table-cell table:style-name="Table1.A1" office:value-type="string">
            <text:p text:style-name="P16"><text:span text:style-name="T2"><text:line-break/>24</text:span><text:span text:style-name="T4">down vote</text:span><text:span text:style-name="T3">accepted</text:span></text:p>
          </table:table-cell>
          <table:table-cell table:style-name="Table1.A1" office:value-type="string">
            <text:p text:style-name="P10">I don't think the patterns per se are the problem, but rather the fact that developers can learn patterns and then overapply them, or apply them in ways that are wildly inappropriate.</text:p>
            <text:p text:style-name="P10">The use of patterns is something that experienced programmers just learn naturally. You've solved some problem X many times, you know what approach works, you use that approach because your skill and experience tell you it's appropriate. That's a pattern, and it's okay.</text:p>
            <text:p text:style-name="P10">But it's equally possible for a programmer who's less skilled to find one way to do things and try to cram every problem they come across into that mold, because they don't know any other way. That's a pattern too, and it's evil.</text:p>
          </table:table-cell>
        </table:table-row>
      </table:table>
      <text:p text:style-name="Text_20_body"><text:line-break/><text:span text:style-name="T7">When all you have is a hammer, everything starts to look like a nail.</text:span></text:p>
      <text:p text:style-name="P27"/>
      <text:p text:style-name="P27">If patterns are just a way of describing code then the differences between using a pattern or some other abstraction is the same as the difference between saying "This code uses Factory" and "This code uses the Factory Pattern", which is a fairly trivial difference</text:p>
      <text:p text:style-name="P27"/>
      <text:p text:style-name="P27">Design patterns are great tools when used correctly. The problem comes when they are used improperly</text:p>
      <text:p text:style-name="P27"/>
      <text:p text:style-name="P27">One could argue that you are trying to change the wrong thing at the wrong level if you have to apply a design pattern to make it more amenable to the actual change</text:p>
      <text:p text:style-name="P27"/>
      <text:p text:style-name="P27">preemptively introducing abstractions / design patterns to make change easier in the future often achieves exactly the opposite by bloating the code. The easiest-to-change system is still nearly always the smallest one.</text:p>
      <text:p text:style-name="P27"/>
      <text:p text:style-name="Text_20_body"><text:span text:style-name="T8">there seems to be a central lie at the core of the concept: The idea that if you can somehow categorize the code experts write, then anyone can write expert code by just recognizing and mechanicaly applying the categories. That sounds great to managers, as expert software designers are relatively rare. The problem is that it isn't true. <text:s/></text:span><text:span text:style-name="T8">The truth is that you can't write expert-quality code with "design patterns" any more than you can design your own professional fashion designer-quality clothing using only </text:span><text:a xlink:type="simple" xlink:href="http://www.sewingpatterns.com/"><text:span text:style-name="T9">sewing patterns</text:span></text:a><text:span text:style-name="T8">.</text:span></text:p>
      <text:p text:style-name="P27"/>
      <text:p text:style-name="P5"><text:span text:style-name="T6"> </text:span><text:span text:style-name="T5">the GoF patterns that are so commonly cited as mantra for everybody are really only best for Java programmers. other tools demand other solutions. most will be 'pattern like', but with widely different pros/cons, so using the same names wouldn't be appropriate</text:span></text:p>
      <text:p text:style-name="P27"/>
      <text:p text:style-name="P27">if you're doing real work in an object-oriented language, there's a very high probability that you have implemented some of the GoF design patterns to get the job done. Whether you realize you've done this or not is a matter of education, perspective, and introspection. </text:p>
      <text:p text:style-name="P27"/>
      <text:p text:style-name="P6"><text:span text:style-name="T19">In a nutshell patterns are just formalized ways of solving common tasks in various languages. As such </text:span><text:soft-page-break/><text:span text:style-name="T19">there were "design patterns" even before someone coined the term. For every language there are "best practices" and design patterns are really just that - a set of best practices for problems that occur on a regular basis.</text:span></text:p>
      <text:p text:style-name="P9">One of the main benefits of labeling the patterns is that the shared terminology allows us to talk about abstract concepts.</text:p>
      <text:p text:style-name="P9">Obviously design patterns can be misapplied or overused in any given context, but I really fail to see how design patterns as a concept can be a problem.</text:p>
      <text:p text:style-name="P8"><text:line-break/></text:p>
      <text:p text:style-name="P32">The term Design Patterns is overloaded and confusing.</text:p>
      <text:p text:style-name="P15">There is a narrow way to think of it: basically as a collective name for the OO concepts listed in the GoF book, e.g., Singleton, Facade, Strategy. You probably use this definition if you put Design Patterns as a competence on your CV.</text:p>
      <text:p text:style-name="Text_20_body"><text:line-break/><text:span text:style-name="T8">Using patterns isn't about picking up a book that lists them and applying some of them to your code</text:span></text:p>
      <text:p text:style-name="P29"/>
      <text:p text:style-name="P29">In fact, odds are, if you've programmed anything of any reasonable size, you've used commonly known design patterns and just didn't know there was a name for it. For example, I was using the "factory" pattern for a long time before I had any clue it was a "factory." Knowing what it's called officially just prevents me from reinventing the wheel again.</text:p>
      <text:p text:style-name="P29"/>
      <text:p text:style-name="P29">some well known patterns are a bit crappy; singleton is definitely suspect. But that one was a clear cut case of a overly clever solution looking for a problem to solve and not doing it very well.</text:p>
      <text:p text:style-name="P29"/>
      <text:p text:style-name="P28">There isn't a library for every possible situation. Sometimes we have to code.</text:p>
      <text:p text:style-name="P28"/>
      <text:p text:style-name="P36">In software engineering, a design pattern is a general reusable solution to a commonly occurring problem in software design. A design pattern is not a finished design that can be transformed directly into code. It is a description or template for how to solve a problem that can be used in many different situations.</text:p>
      <text:p text:style-name="P15">If you look at applying patterns right from the offset without getting into the problem domain extensively can lead to problems. </text:p>
      <text:p text:style-name="P28"/>
      <text:p text:style-name="P4"><text:span text:style-name="T21">Often times, when design patterns are applied incorrectly, it's because the process happens in reverse. Programmer Joe (my apologies to those of you named Joe) reads a book on Design Patterns, and says "Ok, I understand Design Pattern X, now how can I apply it to my application?" </text:span><text:span text:style-name="Strong_20_Emphasis"><text:span text:style-name="T22">This is wrong.</text:span></text:span></text:p>
      <text:p text:style-name="P4"><text:span text:style-name="Strong_20_Emphasis"><text:span text:style-name="T22"/></text:span></text:p>
      <text:p text:style-name="P4"><text:span text:style-name="Strong_20_Emphasis"><text:span text:style-name="T22"> </text:span></text:span><text:span text:style-name="Strong_20_Emphasis"><text:span text:style-name="T23">if a pattern is introduced for the pattern's sake and not to solve a real, existing design problem in the application, it's likely to cause issues rather than solve or prevent them.</text:span></text:span></text:p>
      <text:p text:style-name="P4"><text:span text:style-name="Strong_20_Emphasis"><text:span text:style-name="T22"/></text:span></text:p>
      <text:p text:style-name="P4"><text:span text:style-name="Strong_20_Emphasis"><text:span text:style-name="T23">Design Patterns are solutions for common problems. </text:span></text:span><text:span text:style-name="T20">But first, you need to know what or where is the </text:span><text:soft-page-break/><text:span text:style-name="T20">problem. And that's the point where people fail to use the patterns correctly.</text:span></text:p>
      <text:p text:style-name="P4"><text:span text:style-name="Strong_20_Emphasis"><text:span text:style-name="T22"/></text:span></text:p>
      <text:p text:style-name="P4"><text:span text:style-name="Strong_20_Emphasis"><text:span text:style-name="T23">The coderati appears to have latched on to the GoF book, and it is now expected in the majority of companies that you know them and apply them. Just today I had an interview and was asked which patterns I knew and had used, and how I would apply them to an enterprise app for a major bank.</text:span></text:span></text:p>
      <text:p text:style-name="P4"><text:span text:style-name="Strong_20_Emphasis"><text:span text:style-name="T23">The generic idea of learning from our previous projects obviously makes sense. What doesn't make sense is the hype and cult around the specific GoF patterns, people mistaking them for good-coding practice, and being expected to love and embrace them in order to be called a competent developer.</text:span></text:span></text:p>
      <text:p text:style-name="P4"><text:span text:style-name="Strong_20_Emphasis"><text:span text:style-name="T23">the GoF idea of design patterns is misunderstood and overused by most. We need to mature into a higher-level use of design patterns as a general learning tool that applies to the way we learn and refine OO--not just as 20 cookie-cutter ideas to memorize and impose on programs. </text:span></text:span><text:span text:style-name="Strong_20_Emphasis"><text:span text:style-name="Emphasis"><text:span text:style-name="T24">There is no silver bullet.</text:span></text:span></text:span></text:p>
      <text:p text:style-name="P4"><text:span text:style-name="Strong_20_Emphasis"><text:span text:style-name="T25"/></text:span></text:p>
      <text:p text:style-name="P4"><text:span text:style-name="Strong_20_Emphasis"><text:span text:style-name="T23">a metaphor: Writing music is a common 'problem' and music is often (obviously not always) loosely composed as some kind of variation on the following:</text:span></text:span></text:p>
      <text:p text:style-name="P15">verse chorus verse chorus verse chorus chorus</text:p>
      <text:p text:style-name="P15">Which, indeed is a 'pattern'. You still need to write the song though and not every song written will work well using this pattern.</text:p>
      <text:p text:style-name="P4"><text:span text:style-name="Strong_20_Emphasis"><text:span text:style-name="T25"> </text:span></text:span><text:span text:style-name="Strong_20_Emphasis"><text:span text:style-name="T23">patterns aren't a plug-play-done solution for programming, or music. They're a guideline to get you started and a springboard from which you can make something that suits your need.</text:span></text:span></text:p>
      <text:p text:style-name="P4"><text:span text:style-name="Strong_20_Emphasis"><text:span text:style-name="T25"/></text:span></text:p>
      <text:p text:style-name="P4"><text:span text:style-name="Strong_20_Emphasis"><text:span text:style-name="T26">It's certainly worthwhile for every programmer to read Design Patterns at least once, if only to learn </text:span></text:span><text:a xlink:type="simple" xlink:href="http://www.developer.com/design/article.php/1502691"><text:span text:style-name="Strong_20_Emphasis"><text:span text:style-name="T27">the shared vocabulary of common patterns</text:span></text:span></text:a><text:span text:style-name="Strong_20_Emphasis"><text:span text:style-name="T26">. But I have two specific issues with the book:</text:span></text:span></text:p>
      <text:list xml:id="list1709116056" text:style-name="L2">
        <text:list-item>
          <text:p text:style-name="P33"><text:span text:style-name="T10">Design patterns are a form of complexity. As with all complexity, I'd rather see developers focus on simpler solutions </text:span><text:span text:style-name="T13">before</text:span><text:span text:style-name="T10"> </text:span><text:a xlink:type="simple" xlink:href="http://www.codinghorror.com/blog/archives/000380.html"><text:span text:style-name="T15">going straight to a complex recipe of design patterns</text:span></text:a><text:span text:style-name="T10">.</text:span></text:p>
        </text:list-item>
        <text:list-item>
          <text:p text:style-name="P31"><text:span text:style-name="T10">If you find yourself frequently writing a bunch of boilerplate design pattern code to deal with a "recurring design problem", that's </text:span><text:span text:style-name="T13">not</text:span><text:span text:style-name="T10"> good engineering-- </text:span><text:a xlink:type="simple" xlink:href="http://www.codinghorror.com/blog/archives/000308.html"><text:span text:style-name="T15">it's a sign that your language is fundamentally broken</text:span></text:a><text:span text:style-name="T10">.</text:span></text:p>
        </text:list-item>
      </text:list>
      <text:p text:style-name="P13"><text:span text:style-name="T10">In his presentation </text:span><text:a xlink:type="simple" xlink:href="http://perl.plover.com/yak/design/samples/slide001.html"><text:span text:style-name="T15">"Design Patterns" Aren't</text:span></text:a><text:span text:style-name="T10">, Mark Dominus says </text:span><text:span text:style-name="T12">the "Design Patterns" solution is to turn the programmer into a fancy macro processor</text:span><text:span text:style-name="T10">. I don't want to put words in Mark's mouth, but I think he agrees with at least one of my criticisms.</text:span></text:p>
      <text:p text:style-name="Text_20_body"><text:line-break/><text:span text:style-name="Strong_20_Emphasis"><text:span text:style-name="T11">The "design patterns" you get from the Gang-of-Four book are not the same as the idea of "design patterns" that are put forward in Alexander's books ( </text:span></text:span><text:a xlink:type="simple" xlink:href="http://www.amazon.com/exec/obidos/ASIN/0195019199/codihorr-20"><text:span text:style-name="Strong_20_Emphasis"><text:span text:style-name="T17">A Pattern Language</text:span></text:span></text:a><text:span text:style-name="Strong_20_Emphasis"><text:span text:style-name="T11">, which was the inspiration for Design Patterns).</text:span></text:span></text:p>
      <text:p text:style-name="Text_20_body"><text:span text:style-name="Strong_20_Emphasis"><text:span text:style-name="T11"/></text:span></text:p>
      <text:p text:style-name="P19"><text:span text:style-name="Strong_20_Emphasis"><text:span text:style-name="T11">Suppose you want to design a college campus. You must delegate some of the design to the students and professors, otherwise the Physics building won't work well for the physics people. No architect knows enough about </text:span></text:span><text:soft-page-break/><text:span text:style-name="Strong_20_Emphasis"><text:span text:style-name="T11">about what physics people need to do it all themselves. But you can't delegate the design of</text:span></text:span><text:span text:style-name="Strong_20_Emphasis"><text:span text:style-name="T14">every</text:span></text:span><text:span text:style-name="Strong_20_Emphasis"><text:span text:style-name="T11"> room to its occupants, because then you'll get a giant pile of rubble.</text:span></text:span></text:p>
      <text:p text:style-name="P19"><text:span text:style-name="Strong_20_Emphasis"><text:span text:style-name="T11"/></text:span></text:p>
      <text:p text:style-name="P40">How can you distribute responsibility for design through all levels of a large hierarchy, while still maintaining consistency and harmony of overall design? This is the architectural design problem Alexander is trying to solve, but it's also a fundamental problem of computer systems development.</text:p>
      <text:p text:style-name="P11"><text:span text:style-name="Strong_20_Emphasis"><text:span text:style-name="T11"/></text:span></text:p>
      <text:p text:style-name="P11"><text:span text:style-name="Strong_20_Emphasis"><text:span text:style-name="T11"> </text:span></text:span><text:a xlink:type="simple" xlink:href="http://perl.plover.com/yak/design/samples/note.html"><text:span text:style-name="Strong_20_Emphasis"><text:span text:style-name="T16">the Gang-of-Four version obstructs Alexander's message</text:span></text:span></text:a><text:span text:style-name="Strong_20_Emphasis"><text:span text:style-name="T11">, replacing actual thought and insight with a plodding, mindless, cut-and-paste code generation template mentality:</text:span></text:span></text:p>
      <text:p text:style-name="P17"><text:span text:style-name="T10">The point of </text:span><text:a xlink:type="simple" xlink:href="http://perl.plover.com/yak/design/"><text:span text:style-name="T15">the talk</text:span></text:a><text:span text:style-name="T10"> is this: The "design patterns" you get from the Gang-of-Four book are not the same as the idea of "design patterns" that are put forward in Alexander's books. People say they are, but they aren't the same thing. Alexander's idea is a really good one, one that programmers might find useful. But very few programmers are going to find out about it, because they think they already know what it is. But they actually know this other idea which happens to go by the same name.</text:span></text:p>
      <text:p text:style-name="Text_20_body"><text:line-break/><text:span text:style-name="T10">I have always been floored by the devotion of my otherwise sensible brethren to strict adherence to the GoF commandments. While they force their code into this pattern and that pattern they typically miss the fact that they are more often than not INCREASING complexity rather than following Fowler's first rule of KISS.</text:span></text:p>
      <text:p text:style-name="P7"/>
      <text:p text:style-name="Text_20_body"><text:span text:style-name="T10">I particularly enjoyed /The Timeless Way of Building/ by Alexander. It attempts to describe the concept the QWAN.<text:line-break/></text:span><text:a xlink:type="simple" xlink:href="http://en.wikipedia.org/wiki/Quality_without_a_name"><text:span text:style-name="T15">http://en.wikipedia.org/wiki/Quality_without_a_name</text:span></text:a></text:p>
      <text:p text:style-name="P12">The concept of QWAN is much more important than a pattern language. A lot of the code that I read that uses design patterns severely lacks QWAN. Code with QWAN can be looked at and you can say, "hey I get how that works" and not require some name for the pattern.</text:p>
      <text:p text:style-name="P12"/>
      <text:p text:style-name="P14"><text:span text:style-name="T10"><text:line-break/>I agree wholeheartedly. Certainly there are some patterns that are incredibly useful in software engineering, but I find many people focus too much on the usage of a pattern instead of its usefulness. It's like patterns are many Sr. Developer/Architect's way of overcompensating for weak OO design skills. Roughly 80% of all pattern usage I see is what I call 'contrived complexity'. "Oh </text:span><text:soft-page-break/><text:span text:style-name="T10">this uses the Visitor Pattern" the architect confidently chirps. "Yeah, but why? Can't you just use standard, boring old, solid OO design to do that?".</text:span></text:p>
      <text:p text:style-name="P12">What's worse is that this 'Pattern Overcompensation' leaks into the Jr. Developers habits too. I can't tell you how many times I've had a developer on my current project say "we should use a factory pattern here", when I'm certain they have no idea how empty that statement is.</text:p>
      <text:p text:style-name="P12"/>
      <text:p text:style-name="P12"><text:line-break/>You aren't actually supposed to program with design pattens in mind. You are suppossed to program with the knowledge design patterns gives you and not think in terms of I'm going to use strategy here, or visitor there, that leads to muck. Designing around a particular pattern is an anti-pattern. Design patterns ae discovered from existing code not written down from scratch. It is the knowledge the pattern holds that is important not the pattern itself.</text:p>
      <text:p text:style-name="P12"/>
      <text:p text:style-name="P12"><text:line-break/>There's a right way and a wrong way to use patterns - if you start to see patterns emerging as you're building your system, great. If, during the Big Design Up Front, you hand down a mandate from the heavens that "Object Bar will implement the Singleton pattern", you're doing it wrong. Put down that Golden Hammer, kind architect.<text:line-break/>Form should follow function rather than attempt to inform it.</text:p>
      <text:p text:style-name="P12"/>
      <text:p text:style-name="P12">...you will be glad I used C++, and employed all tools and methods available to me. You won't know it, of course. Your software will simply work. It will work very well: fast, easy, no crashes. But it will do so because I considered the design carefully, coded with discipline, and tested as best as I could. The design patterns book is just another tool.</text:p>
      <text:p text:style-name="P12"/>
      <text:p text:style-name="P12">I think your argument has a rather painful fallacy in it...The problem isn't Design Patterns, the problem is the quality of the engineer/architect that tries to use them. If I apply your logic in the construction arena, then we must surely blame the failure of buildings and structures on the slavish use of AutoCAD and poorly designed hammers. In other words, the tools are rarely the issue--be they patterns or languages.</text:p>
      <text:p text:style-name="P12"><text:soft-page-break/>It still comes down to the fact that good engineers and architects know how to use their tools well and that poor ones, even when given the best 'chisels and screwdrivers', can't program their way out of a wet paper bag. Plain and simple. 15 years in the trenches has yet to teach me differently.</text:p>
      <text:p text:style-name="P12"><text:line-break/>Patterns aren't things you *implement* (in the solution space). They are things you *recognize* (in the problem space).</text:p>
      <text:p text:style-name="P12">Frank Wilhoit</text:p>
      <text:p text:style-name="P12"/>
      <text:p text:style-name="P12">Devotion to design patterns seems to be a sure indicator of programming mediocrity. The worst part of this is that an unthinking pattern applier often misses the one requirement detail that makes their chosen pattern totally inappropriate (without some kind of modification). Worse are the ones who like to rectify this issue by layering on yet another pattern...</text:p>
      <text:p text:style-name="P12">The fact of the matter is that software development is hard and requires real thought. You can't solve all problems with a finite set of some "n" cookie cutters.</text:p>
      <text:p text:style-name="Text_20_body"/>
      <text:p text:style-name="P34">haiku for design patterns:</text:p>
      <text:p text:style-name="P18"><text:line-break/><text:span text:style-name="T10">Patterns are a map, a guideline.<text:line-break/>Code is the terrain, sometimes it's rocky.<text:line-break/>It's nice to have a map.<text:line-break/>Don't always trust the map, trust the terrain instead.</text:span></text:p>
      <text:p text:style-name="P12">Miguel Ping</text:p>
      <text:p text:style-name="P12"/>
      <text:p text:style-name="P12">Design patterns are useful when you need to communicate the design of something as opposed to its implementation. If I tell someone "xxx is supposed to act as a Facade here" or "yyy is a Factory", we all have a more precise idea of the subject. Whether or not xxx actually is a Facade or yyy actually is a factory is a subjective matter.</text:p>
      <text:p text:style-name="Text_20_body"/>
      <text:p text:style-name="Text_20_body"/>
      <text:p text:style-name="Text_20_body"/>
      <text:p text:style-name="Text_20_body"><text:line-break/><text:span text:style-name="T10">I also have objections to the Design Pattern religion, but for a reason not mentioned here: a complex concept cannot be reduced to a single name that </text:span><text:soft-page-break/><text:span text:style-name="T10">means something to everyone.</text:span></text:p>
      <text:p text:style-name="P12">For example, what is a "decorator" pattern? Can anyone honestly say that the word "decorator" describes a function you regularly do in programming? In my mind, a decorator is someone that comes in and throws colorful pillows on my couch.</text:p>
      <text:p text:style-name="P12">I have bjections to most of the GOF naming convention. The names don't describe the problem they are attempting to solve, so trying to find a pattern that applies to a particular problem takes way to much time. It is simply impossible to abstract a complex issue to a single word. (Although politicians try mightily to do that.)</text:p>
      <text:p text:style-name="P12">I've actually had a job interviewer ask me what various patterns do BY NAME. That is how insidious this religion has become. He never asked how I would handle a given programming problem. It was all about having memorized the book.</text:p>
      <text:p text:style-name="P12">This objection extends to much of the programming landscape. It seems that everytime some fresh hot programmer (re: wet behind the ears) thinks he or she has written something new (...doubtful) they try to give it a catchy name, or worse, an acronym that is already in use. (I've actually seen RAM and DMA used for someone's pet design!) It is like </text:p>
      <text:p text:style-name="P7"/>
      <text:p text:style-name="P7">Wait. We're supposed to actually use design patterns? I thought they were just terms you use at design meetings to sound impressive in front of your boss, e.g. he says, 'functionality XYZ is essential to this project. Do we know how to handle it?' And without looking at the requirements you reply, 'Sure, a combination of the strategy pattern and the singleton should take care of it.'</text:p>
      <text:p text:style-name="P12">Design patterns are also a good way to haze people you don't want to hire during job interviews, so you can go back to your boss and say, 'boss, your nephew seems like a great guy but he isn't quite up to snuff when it comes to design patterns.</text:p>
      <text:p text:style-name="P12">So now you're telling me that all along we were also supposed to be using these design patterns in our coding? What's next, actually pairing up to do extreme programming?</text:p>
      <text:p text:style-name="P1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Liberation Sans', 'DejaVu Sans', sans-serif"/>
    <style:font-face style:name="Lohit Devanagari1" svg:font-family="'Lohit Devanagari'"/>
    <style:font-face style:name="OpenSymbol" svg:font-family="OpenSymbol"/>
    <style:font-face style:name="calibri" svg:font-family="calibri, tahom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text-properties fo:color="#0000ff" style:font-name="Liberation Sans" fo:font-size="10.5pt" fo:font-weight="bold" style:font-size-asian="10.5pt" style:font-weight-asian="bold" style:font-size-complex="10.5pt" style:font-weight-complex="bold"/>
    </style:style>
    <style:style style:name="Bullet_20_Symbols" style:display-name="Bullet Symbols" style:family="text">
      <style:text-properties fo:color="#0000ff" style:font-name="OpenSymbol" fo:font-size="9pt" style:font-name-asian="OpenSymbol" style:font-size-asian="9pt" style:font-name-complex="Open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0000ff" style:font-weight-asian="normal"/>
    </style:style>
    <style:style style:name="MT1" style:family="text">
      <style:text-properties fo:font-size="9pt" fo:font-weight="bold" style:font-size-asian="9pt" style:font-size-complex="9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text:span text:style-name="MT1">EWSLibraryNS – 1.2 Design Patterns notes<text:tab/></text:span><text:span text:style-name="MT1"><text:page-number text:select-page="current">8</text:page-number></text:span><text:span text:style-name="MT1"><text:tab/></text:span><text:span text:style-name="MT1"><text:date style:data-style-name="N76" text:date-value="2012-01-15T18:53:32">January 15, 2012</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y </meta:initial-creator>
    <meta:creation-date>2012-01-12T23:10:07</meta:creation-date>
    <dc:date>2012-01-15T18:53:32</dc:date>
    <dc:creator>Jay </dc:creator>
    <meta:editing-duration>PT18H59M41S</meta:editing-duration>
    <meta:editing-cycles>20</meta:editing-cycles>
    <meta:generator>OpenOffice.org/3.2$Linux OpenOffice.org_project/320m12$Build-9483</meta:generator>
    <meta:document-statistic meta:table-count="1" meta:image-count="0" meta:object-count="0" meta:page-count="8" meta:paragraph-count="88" meta:word-count="2982" meta:character-count="17303"/>
  </office:meta>
</office:document-meta>
</file>